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cccccc" draw:fill="none" draw:textarea-vertical-align="middle" draw:shadow-offset-x="0.203cm" draw:shadow-offset-y="0.2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6cm"/>
    </style:style>
    <style:style style:name="gr8" style:family="graphic" style:parent-style-name="objectwithoutfill">
      <style:graphic-properties draw:stroke="dash" draw:stroke-dash="Fine_20_Dashed" svg:stroke-color="#cccccc" draw:marker-start="Short_20_line_20_Arrow" draw:marker-end="Short_20_line_20_Arrow" draw:fill="none" draw:textarea-vertical-align="middle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11.16cm" svg:x2="4.81cm" svg:y2="14.208cm">
          <text:p/>
        </draw:line>
        <draw:line draw:style-name="gr2" draw:text-style-name="P1" draw:layer="layout" svg:x1="4.81cm" svg:y1="14.97cm" svg:x2="13.827cm" svg:y2="14.97cm">
          <text:p/>
        </draw:line>
        <draw:line draw:style-name="gr2" draw:text-style-name="P1" draw:layer="layout" svg:x1="4.81cm" svg:y1="14.97cm" svg:x2="4.81cm" svg:y2="9.89cm">
          <text:p/>
        </draw:line>
        <draw:line draw:style-name="gr3" draw:text-style-name="P1" draw:layer="layout" svg:x1="4.81cm" svg:y1="14.97cm" svg:x2="8.62cm" svg:y2="14.97cm">
          <text:p/>
        </draw:line>
        <draw:line draw:style-name="gr3" draw:text-style-name="P1" draw:layer="layout" svg:x1="12.43cm" svg:y1="11.16cm" svg:x2="8.62cm" svg:y2="12.684cm">
          <text:p/>
        </draw:line>
        <draw:frame draw:style-name="gr4" draw:text-style-name="P2" draw:layer="layout" svg:width="4.491cm" svg:height="0.885cm" svg:x="13.681cm" svg:y="14.516cm">
          <draw:text-box>
            <text:p><text:span text:style-name="T1">server connections</text:span></text:p>
          </draw:text-box>
        </draw:frame>
        <draw:frame draw:style-name="gr5" draw:text-style-name="P4" draw:layer="layout" svg:width="4.091cm" svg:height="1.207cm" svg:x="2.759cm" svg:y="8.769cm">
          <draw:text-box>
            <text:p text:style-name="P3"><text:span text:style-name="T1">min. required</text:span></text:p>
            <text:p text:style-name="P3"><text:span text:style-name="T1">bytes / seconds</text:span></text:p>
          </draw:text-box>
        </draw:frame>
        <draw:line draw:style-name="gr6" draw:text-style-name="P1" draw:layer="layout" svg:x1="12.43cm" svg:y1="15.478cm" svg:x2="12.43cm" svg:y2="9.89cm">
          <text:p/>
        </draw:line>
        <draw:line draw:style-name="gr6" draw:text-style-name="P1" draw:layer="layout" svg:x1="8.62cm" svg:y1="15.478cm" svg:x2="8.62cm" svg:y2="9.89cm">
          <text:p/>
        </draw:line>
        <draw:line draw:style-name="gr6" draw:text-style-name="P1" draw:layer="layout" svg:x1="4.81cm" svg:y1="14.2cm" svg:x2="13.7cm" svg:y2="14.2cm">
          <text:p/>
        </draw:line>
        <draw:line draw:style-name="gr6" draw:text-style-name="P1" draw:layer="layout" svg:x1="13.7cm" svg:y1="11.16cm" svg:x2="4.81cm" svg:y2="11.16cm">
          <text:p/>
        </draw:line>
        <draw:frame draw:style-name="gr7" draw:text-style-name="P5" draw:layer="layout" svg:width="4.826cm" svg:height="0.886cm" svg:x="13.7cm" svg:y="13.719cm">
          <draw:text-box>
            <text:p><text:span text:style-name="T2">bytes per second</text:span></text:p>
          </draw:text-box>
        </draw:frame>
        <draw:frame draw:style-name="gr7" draw:text-style-name="P5" draw:layer="layout" svg:width="6.096cm" svg:height="0.886cm" svg:x="13.7cm" svg:y="10.719cm">
          <draw:text-box>
            <text:p><text:span text:style-name="T2">max bytes per second</text:span></text:p>
          </draw:text-box>
        </draw:frame>
        <draw:line draw:style-name="gr3" draw:text-style-name="P1" draw:layer="layout" svg:x1="8.62cm" svg:y1="14.97cm" svg:x2="8.62cm" svg:y2="12.684cm">
          <text:p/>
        </draw:line>
        <draw:frame draw:style-name="gr4" draw:text-style-name="P7" draw:layer="layout" svg:width="1.824cm" svg:height="0.885cm" svg:x="2.986cm" svg:y="14.462cm">
          <draw:text-box>
            <text:p text:style-name="P6"><text:span text:style-name="T3">0</text:span></text:p>
          </draw:text-box>
        </draw:frame>
        <draw:frame draw:style-name="gr7" draw:text-style-name="P5" draw:layer="layout" svg:width="3.886cm" svg:height="0.886cm" draw:transform="rotate (0.785398163397448) translate (9.564cm 17.845cm)">
          <draw:text-box>
            <text:p text:style-name="P6"><text:span text:style-name="T2">MaxClients</text:span></text:p>
          </draw:text-box>
        </draw:frame>
        <draw:frame draw:style-name="gr7" draw:text-style-name="P5" draw:layer="layout" svg:width="3.886cm" svg:height="0.886cm" draw:transform="rotate (0.785398163397448) translate (5.765cm 17.846cm)">
          <draw:text-box>
            <text:p text:style-name="P6"><text:span text:style-name="T2">conections</text:span></text:p>
          </draw:text-box>
        </draw:frame>
        <draw:line draw:style-name="gr8" draw:text-style-name="P1" draw:layer="layout" svg:x1="13.065cm" svg:y1="11.16cm" svg:x2="13.065cm" svg:y2="14.208cm">
          <text:p/>
        </draw:line>
        <draw:line draw:style-name="gr8" draw:text-style-name="P1" draw:layer="layout" svg:x1="13.065cm" svg:y1="14.208cm" svg:x2="13.065cm" svg:y2="14.9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9-12-14T10:27:59.940717834</dc:date>
    <meta:editing-duration>PT23M29S</meta:editing-duration>
    <meta:editing-cycles>4</meta:editing-cycles>
    <meta:generator>LibreOffice/5.1.6.2$Linux_X86_64 LibreOffice_project/10m0$Build-2</meta:generator>
    <meta:document-statistic meta:object-count="19"/>
  </office:meta>
</office:document-meta>
</file>